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style:font-name="Liberation Sans" fo:font-size="10pt" officeooo:rsid="0005e44e" officeooo:paragraph-rsid="001b8994" style:font-size-asian="10pt" style:font-size-complex="10pt"/>
    </style:style>
    <style:style style:name="P2" style:family="paragraph" style:parent-style-name="Text_20_body">
      <style:text-properties style:font-name="Liberation Sans" fo:font-size="10pt" officeooo:rsid="0014f60b" officeooo:paragraph-rsid="00234993" style:font-size-asian="10pt" style:font-size-complex="10pt"/>
    </style:style>
    <style:style style:name="P3" style:family="paragraph" style:parent-style-name="Text_20_body">
      <style:paragraph-properties fo:text-align="start" style:justify-single-word="false"/>
      <style:text-properties style:font-name="Liberation Sans" fo:font-size="10pt" officeooo:rsid="0016b791" officeooo:paragraph-rsid="0016b791" style:font-size-asian="10pt" style:font-size-complex="10pt"/>
    </style:style>
    <style:style style:name="P4" style:family="paragraph" style:parent-style-name="Text_20_body">
      <style:text-properties style:font-name="Liberation Sans" fo:font-size="10pt" officeooo:rsid="0017dd26" officeooo:paragraph-rsid="00361479" style:font-size-asian="10pt" style:font-size-complex="10pt"/>
    </style:style>
    <style:style style:name="P5" style:family="paragraph" style:parent-style-name="Text_20_body">
      <style:text-properties style:font-name="Liberation Sans" fo:font-size="10pt" officeooo:rsid="00047022" officeooo:paragraph-rsid="000c674f" style:font-size-asian="10pt" style:font-size-complex="10pt"/>
    </style:style>
    <style:style style:name="P6" style:family="paragraph" style:parent-style-name="Text_20_body">
      <style:text-properties style:font-name="Liberation Sans" fo:font-size="10pt" officeooo:rsid="0003295f" officeooo:paragraph-rsid="0003295f" style:font-size-asian="10pt" style:font-size-complex="10pt"/>
    </style:style>
    <style:style style:name="P7" style:family="paragraph" style:parent-style-name="Text_20_body">
      <style:text-properties style:font-name="Liberation Sans" fo:font-size="10pt" fo:font-style="normal" officeooo:rsid="000745db" officeooo:paragraph-rsid="000745db" style:font-size-asian="10pt" style:font-style-asian="normal" style:font-size-complex="10pt" style:font-style-complex="normal"/>
    </style:style>
    <style:style style:name="P8" style:family="paragraph" style:parent-style-name="Text_20_body">
      <style:text-properties style:font-name="Liberation Sans" officeooo:rsid="00402d14" officeooo:paragraph-rsid="0043011b"/>
    </style:style>
    <style:style style:name="P9" style:family="paragraph" style:parent-style-name="Heading_20_1">
      <style:text-properties style:font-name="Liberation Sans" officeooo:rsid="0003295f" officeooo:paragraph-rsid="0003295f"/>
    </style:style>
    <style:style style:name="P10" style:family="paragraph" style:parent-style-name="Heading_20_1">
      <style:text-properties style:font-name="Liberation Sans" officeooo:rsid="00047022" officeooo:paragraph-rsid="00047022"/>
    </style:style>
    <style:style style:name="P11" style:family="paragraph" style:parent-style-name="Heading_20_2">
      <style:text-properties style:font-name="Liberation Sans"/>
    </style:style>
    <style:style style:name="P12" style:family="paragraph" style:parent-style-name="Heading_20_2">
      <style:text-properties style:font-name="Liberation Sans" officeooo:rsid="00047022" officeooo:paragraph-rsid="00047022"/>
    </style:style>
    <style:style style:name="P13" style:family="paragraph" style:parent-style-name="Heading_20_2">
      <style:text-properties style:font-name="Liberation Sans" officeooo:rsid="00291b06" officeooo:paragraph-rsid="00291b06"/>
    </style:style>
    <style:style style:name="P14" style:family="paragraph" style:parent-style-name="Text_20_body" style:list-style-name="L1">
      <style:text-properties style:font-name="Liberation Sans" fo:font-size="10pt" officeooo:rsid="0003295f" officeooo:paragraph-rsid="0003295f" style:font-size-asian="10pt" style:font-size-complex="10pt"/>
    </style:style>
    <style:style style:name="P15" style:family="paragraph" style:parent-style-name="Text_20_body" style:list-style-name="L1">
      <style:text-properties style:font-name="Liberation Sans" fo:font-size="10pt" officeooo:rsid="00047022" officeooo:paragraph-rsid="001993f5" style:font-size-asian="10pt" style:font-size-complex="10pt"/>
    </style:style>
    <style:style style:name="P16" style:family="paragraph" style:parent-style-name="Text_20_body" style:list-style-name="L1">
      <style:text-properties style:font-name="Liberation Sans" fo:font-size="10pt" officeooo:rsid="000b7bc1" officeooo:paragraph-rsid="000b7bc1" style:font-size-asian="10pt" style:font-size-complex="10pt"/>
    </style:style>
    <style:style style:name="P17" style:family="paragraph" style:parent-style-name="Text_20_body">
      <style:text-properties style:font-name="Liberation Sans" fo:font-size="10pt" officeooo:rsid="0005e44e" officeooo:paragraph-rsid="0005e44e" style:font-size-asian="10pt" style:font-size-complex="10pt"/>
    </style:style>
    <style:style style:name="P18" style:family="paragraph" style:parent-style-name="Text_20_body">
      <style:text-properties style:font-name="Liberation Sans" fo:font-size="10pt" officeooo:rsid="005c5e98" officeooo:paragraph-rsid="005c5e98" style:font-size-asian="10pt" style:font-size-complex="10pt"/>
    </style:style>
    <style:style style:name="P19" style:family="paragraph" style:parent-style-name="Text_20_body">
      <style:text-properties style:font-name="Liberation Sans" fo:font-size="10pt" officeooo:rsid="00617386" officeooo:paragraph-rsid="00617386" style:font-size-asian="10pt" style:font-size-complex="10pt"/>
    </style:style>
    <style:style style:name="T1" style:family="text">
      <style:text-properties officeooo:rsid="00047022"/>
    </style:style>
    <style:style style:name="T2" style:family="text">
      <style:text-properties officeooo:rsid="0005e44e"/>
    </style:style>
    <style:style style:name="T3" style:family="text">
      <style:text-properties officeooo:rsid="00070b21"/>
    </style:style>
    <style:style style:name="T4" style:family="text">
      <style:text-properties fo:font-style="italic" officeooo:rsid="00070b21" style:font-style-asian="italic" style:font-style-complex="italic"/>
    </style:style>
    <style:style style:name="T5" style:family="text">
      <style:text-properties fo:font-style="italic" officeooo:rsid="000745db" style:font-style-asian="italic" style:font-style-complex="italic"/>
    </style:style>
    <style:style style:name="T6" style:family="text">
      <style:text-properties fo:font-style="italic" officeooo:rsid="000912b1" style:font-style-asian="italic" style:font-style-complex="italic"/>
    </style:style>
    <style:style style:name="T7" style:family="text">
      <style:text-properties fo:font-style="italic" officeooo:rsid="000fce29" style:font-style-asian="italic" style:font-style-complex="italic"/>
    </style:style>
    <style:style style:name="T8" style:family="text">
      <style:text-properties fo:font-style="italic" officeooo:rsid="001d7777" style:font-style-asian="italic" style:font-style-complex="italic"/>
    </style:style>
    <style:style style:name="T9" style:family="text">
      <style:text-properties fo:font-style="italic" officeooo:rsid="00291b06" style:font-style-asian="italic" style:font-style-complex="italic"/>
    </style:style>
    <style:style style:name="T10" style:family="text">
      <style:text-properties fo:font-style="italic" officeooo:rsid="002cb742" style:font-style-asian="italic" style:font-style-complex="italic"/>
    </style:style>
    <style:style style:name="T11" style:family="text">
      <style:text-properties fo:font-style="italic" officeooo:rsid="00129e9b" style:font-style-asian="italic" style:font-style-complex="italic"/>
    </style:style>
    <style:style style:name="T12" style:family="text">
      <style:text-properties fo:font-style="italic" officeooo:rsid="002ff148" style:font-style-asian="italic" style:font-style-complex="italic"/>
    </style:style>
    <style:style style:name="T13" style:family="text">
      <style:text-properties fo:font-style="italic" officeooo:rsid="00354320" style:font-style-asian="italic" style:font-style-complex="italic"/>
    </style:style>
    <style:style style:name="T14" style:family="text">
      <style:text-properties fo:font-style="italic" officeooo:rsid="00361479" style:font-style-asian="italic" style:font-style-complex="italic"/>
    </style:style>
    <style:style style:name="T15" style:family="text">
      <style:text-properties fo:font-style="italic" officeooo:rsid="00400e42" style:font-style-asian="italic" style:font-style-complex="italic"/>
    </style:style>
    <style:style style:name="T16" style:family="text">
      <style:text-properties fo:font-style="italic" officeooo:rsid="00402d14" style:font-style-asian="italic" style:font-style-complex="italic"/>
    </style:style>
    <style:style style:name="T17" style:family="text">
      <style:text-properties fo:font-style="normal" officeooo:rsid="00070b21" style:font-style-asian="normal" style:font-style-complex="normal"/>
    </style:style>
    <style:style style:name="T18" style:family="text">
      <style:text-properties fo:font-style="normal" officeooo:rsid="000745db" style:font-style-asian="normal" style:font-style-complex="normal"/>
    </style:style>
    <style:style style:name="T19" style:family="text">
      <style:text-properties fo:font-style="normal" officeooo:rsid="000912b1" style:font-style-asian="normal" style:font-style-complex="normal"/>
    </style:style>
    <style:style style:name="T20" style:family="text">
      <style:text-properties fo:font-style="normal" officeooo:rsid="00099d9e" style:font-style-asian="normal" style:font-style-complex="normal"/>
    </style:style>
    <style:style style:name="T21" style:family="text">
      <style:text-properties fo:font-style="normal" officeooo:rsid="000c674f" style:font-style-asian="normal" style:font-style-complex="normal"/>
    </style:style>
    <style:style style:name="T22" style:family="text">
      <style:text-properties fo:font-style="normal" officeooo:rsid="000d0c84" style:font-style-asian="normal" style:font-style-complex="normal"/>
    </style:style>
    <style:style style:name="T23" style:family="text">
      <style:text-properties fo:font-style="normal" officeooo:rsid="000e8a45" style:font-style-asian="normal" style:font-style-complex="normal"/>
    </style:style>
    <style:style style:name="T24" style:family="text">
      <style:text-properties fo:font-style="normal" officeooo:rsid="000ece23" style:font-style-asian="normal" style:font-style-complex="normal"/>
    </style:style>
    <style:style style:name="T25" style:family="text">
      <style:text-properties fo:font-style="normal" officeooo:rsid="000fce29" style:font-style-asian="normal" style:font-style-complex="normal"/>
    </style:style>
    <style:style style:name="T26" style:family="text">
      <style:text-properties fo:font-style="normal" officeooo:rsid="001d7777" style:font-style-asian="normal" style:font-style-complex="normal"/>
    </style:style>
    <style:style style:name="T27" style:family="text">
      <style:text-properties fo:font-style="normal" officeooo:rsid="001da57f" style:font-style-asian="normal" style:font-style-complex="normal"/>
    </style:style>
    <style:style style:name="T28" style:family="text">
      <style:text-properties fo:font-style="normal" officeooo:rsid="001fa17d" style:font-style-asian="normal" style:font-style-complex="normal"/>
    </style:style>
    <style:style style:name="T29" style:family="text">
      <style:text-properties fo:font-style="normal" officeooo:rsid="00291b06" style:font-style-asian="normal" style:font-style-complex="normal"/>
    </style:style>
    <style:style style:name="T30" style:family="text">
      <style:text-properties fo:font-style="normal" officeooo:rsid="002940ef" style:font-style-asian="normal" style:font-style-complex="normal"/>
    </style:style>
    <style:style style:name="T31" style:family="text">
      <style:text-properties fo:font-style="normal" officeooo:rsid="002baeef" style:font-style-asian="normal" style:font-style-complex="normal"/>
    </style:style>
    <style:style style:name="T32" style:family="text">
      <style:text-properties fo:font-style="normal" officeooo:rsid="002cb742" style:font-style-asian="normal" style:font-style-complex="normal"/>
    </style:style>
    <style:style style:name="T33" style:family="text">
      <style:text-properties fo:font-style="normal" officeooo:rsid="002da2f9" style:font-style-asian="normal" style:font-style-complex="normal"/>
    </style:style>
    <style:style style:name="T34" style:family="text">
      <style:text-properties fo:font-style="normal" officeooo:rsid="002ff148" style:font-style-asian="normal" style:font-style-complex="normal"/>
    </style:style>
    <style:style style:name="T35" style:family="text">
      <style:text-properties fo:font-style="normal" officeooo:rsid="0030e325" style:font-style-asian="normal" style:font-style-complex="normal"/>
    </style:style>
    <style:style style:name="T36" style:family="text">
      <style:text-properties fo:font-style="normal" officeooo:rsid="00311f39" style:font-style-asian="normal" style:font-style-complex="normal"/>
    </style:style>
    <style:style style:name="T37" style:family="text">
      <style:text-properties fo:font-style="normal" officeooo:rsid="00361479" style:font-style-asian="normal" style:font-style-complex="normal"/>
    </style:style>
    <style:style style:name="T38" style:family="text">
      <style:text-properties fo:font-style="normal" officeooo:rsid="003709b7" style:font-style-asian="normal" style:font-style-complex="normal"/>
    </style:style>
    <style:style style:name="T39" style:family="text">
      <style:text-properties fo:font-style="normal" officeooo:rsid="0037548f" style:font-style-asian="normal" style:font-style-complex="normal"/>
    </style:style>
    <style:style style:name="T40" style:family="text">
      <style:text-properties fo:font-style="normal" officeooo:rsid="0038d5c7" style:font-style-asian="normal" style:font-style-complex="normal"/>
    </style:style>
    <style:style style:name="T41" style:family="text">
      <style:text-properties fo:font-style="normal" officeooo:rsid="003ad0e9" style:font-style-asian="normal" style:font-style-complex="normal"/>
    </style:style>
    <style:style style:name="T42" style:family="text">
      <style:text-properties fo:font-style="normal" officeooo:rsid="003cb91a" style:font-style-asian="normal" style:font-style-complex="normal"/>
    </style:style>
    <style:style style:name="T43" style:family="text">
      <style:text-properties fo:font-style="normal" officeooo:rsid="003e723a" style:font-style-asian="normal" style:font-style-complex="normal"/>
    </style:style>
    <style:style style:name="T44" style:family="text">
      <style:text-properties fo:font-style="normal" officeooo:rsid="00400e42" style:font-style-asian="normal" style:font-style-complex="normal"/>
    </style:style>
    <style:style style:name="T45" style:family="text">
      <style:text-properties fo:font-style="normal" officeooo:rsid="00402d14" style:font-style-asian="normal" style:font-style-complex="normal"/>
    </style:style>
    <style:style style:name="T46" style:family="text">
      <style:text-properties officeooo:rsid="000b7bc1"/>
    </style:style>
    <style:style style:name="T47" style:family="text">
      <style:text-properties officeooo:rsid="0010a129"/>
    </style:style>
    <style:style style:name="T48" style:family="text">
      <style:text-properties officeooo:rsid="001222b9"/>
    </style:style>
    <style:style style:name="T49" style:family="text">
      <style:text-properties officeooo:rsid="00129e9b"/>
    </style:style>
    <style:style style:name="T50" style:family="text">
      <style:text-properties officeooo:rsid="00135813"/>
    </style:style>
    <style:style style:name="T51" style:family="text">
      <style:text-properties officeooo:rsid="0014f60b"/>
    </style:style>
    <style:style style:name="T52" style:family="text">
      <style:text-properties officeooo:rsid="001993f5"/>
    </style:style>
    <style:style style:name="T53" style:family="text">
      <style:text-properties officeooo:rsid="001b8994"/>
    </style:style>
    <style:style style:name="T54" style:family="text">
      <style:text-properties officeooo:rsid="001d7777"/>
    </style:style>
    <style:style style:name="T55" style:family="text">
      <style:text-properties officeooo:rsid="001fa17d"/>
    </style:style>
    <style:style style:name="T56" style:family="text">
      <style:text-properties officeooo:rsid="002184b9"/>
    </style:style>
    <style:style style:name="T57" style:family="text">
      <style:text-properties officeooo:rsid="0022c6b0"/>
    </style:style>
    <style:style style:name="T58" style:family="text">
      <style:text-properties officeooo:rsid="00234993"/>
    </style:style>
    <style:style style:name="T59" style:family="text">
      <style:text-properties officeooo:rsid="00261490"/>
    </style:style>
    <style:style style:name="T60" style:family="text">
      <style:text-properties officeooo:rsid="00277868"/>
    </style:style>
    <style:style style:name="T61" style:family="text">
      <style:text-properties officeooo:rsid="002866aa"/>
    </style:style>
    <style:style style:name="T62" style:family="text">
      <style:text-properties officeooo:rsid="00291b06"/>
    </style:style>
    <style:style style:name="T63" style:family="text">
      <style:text-properties officeooo:rsid="002940ef"/>
    </style:style>
    <style:style style:name="T64" style:family="text">
      <style:text-properties officeooo:rsid="002ab953"/>
    </style:style>
    <style:style style:name="T65" style:family="text">
      <style:text-properties officeooo:rsid="002baeef"/>
    </style:style>
    <style:style style:name="T66" style:family="text">
      <style:text-properties officeooo:rsid="002ff148"/>
    </style:style>
    <style:style style:name="T67" style:family="text">
      <style:text-properties officeooo:rsid="00301fda"/>
    </style:style>
    <style:style style:name="T68" style:family="text">
      <style:text-properties officeooo:rsid="0030e325"/>
    </style:style>
    <style:style style:name="T69" style:family="text">
      <style:text-properties officeooo:rsid="00311f39"/>
    </style:style>
    <style:style style:name="T70" style:family="text">
      <style:text-properties officeooo:rsid="00329dee"/>
    </style:style>
    <style:style style:name="T71" style:family="text">
      <style:text-properties officeooo:rsid="003448d2"/>
    </style:style>
    <style:style style:name="T72" style:family="text">
      <style:text-properties officeooo:rsid="00354320"/>
    </style:style>
    <style:style style:name="T73" style:family="text">
      <style:text-properties officeooo:rsid="00361479"/>
    </style:style>
    <style:style style:name="T74" style:family="text">
      <style:text-properties officeooo:rsid="003709b7"/>
    </style:style>
    <style:style style:name="T75" style:family="text">
      <style:text-properties style:text-outline="false" style:text-line-through-style="none" style:text-line-through-type="none" fo:font-size="10pt" fo:font-style="normal" fo:text-shadow="none" style:text-underline-style="none" fo:font-weight="normal" officeooo:rsid="004e66b7" style:font-size-asian="10pt" style:font-style-asian="normal" style:font-weight-asian="normal" style:text-emphasize="none"/>
    </style:style>
    <style:style style:name="T76" style:family="text">
      <style:text-properties style:text-outline="false" style:text-line-through-style="none" style:text-line-through-type="none" fo:font-size="10pt" fo:font-style="normal" fo:text-shadow="none" style:text-underline-style="none" fo:font-weight="normal" officeooo:rsid="0051b720" style:font-size-asian="10pt" style:font-style-asian="normal" style:font-weight-asian="normal" style:text-emphasize="none"/>
    </style:style>
    <style:style style:name="T77" style:family="text">
      <style:text-properties style:text-outline="false" style:text-line-through-style="none" style:text-line-through-type="none" fo:font-size="10pt" fo:font-style="normal" fo:text-shadow="none" style:text-underline-style="none" fo:font-weight="normal" officeooo:rsid="00556689" style:font-size-asian="10pt" style:font-style-asian="normal" style:font-weight-asian="normal" style:text-emphasize="none"/>
    </style:style>
    <style:style style:name="T78" style:family="text">
      <style:text-properties style:text-outline="false" style:text-line-through-style="none" style:text-line-through-type="none" fo:font-size="10pt" fo:font-style="normal" fo:text-shadow="none" style:text-underline-style="none" fo:font-weight="normal" officeooo:rsid="0056b014" style:font-size-asian="10pt" style:font-style-asian="normal" style:font-weight-asian="normal" style:text-emphasize="none"/>
    </style:style>
    <style:style style:name="T79" style:family="text">
      <style:text-properties style:text-outline="false" style:text-line-through-style="none" style:text-line-through-type="none" fo:font-size="10pt" fo:font-style="normal" fo:text-shadow="none" style:text-underline-style="none" fo:font-weight="normal" officeooo:rsid="0057267c" style:font-size-asian="10pt" style:font-style-asian="normal" style:font-weight-asian="normal" style:text-emphasize="none"/>
    </style:style>
    <style:style style:name="T80" style:family="text">
      <style:text-properties style:text-outline="false" style:text-line-through-style="none" style:text-line-through-type="none" fo:font-size="10pt" fo:font-style="normal" fo:text-shadow="none" style:text-underline-style="none" fo:font-weight="normal" officeooo:rsid="005c5e98" style:font-size-asian="10pt" style:font-style-asian="normal" style:font-weight-asian="normal" style:text-emphasize="none"/>
    </style:style>
    <style:style style:name="T81" style:family="text">
      <style:text-properties fo:font-size="10pt" style:font-size-asian="10pt" style:font-size-complex="10pt"/>
    </style:style>
    <style:style style:name="T82" style:family="text">
      <style:text-properties fo:font-size="10pt" officeooo:rsid="0040f3bf" style:font-size-asian="10pt" style:font-size-complex="10pt"/>
    </style:style>
    <style:style style:name="T83" style:family="text">
      <style:text-properties fo:font-size="10pt" officeooo:rsid="0043011b" style:font-size-asian="10pt" style:font-size-complex="10pt"/>
    </style:style>
    <style:style style:name="T84" style:family="text">
      <style:text-properties fo:font-size="10pt" officeooo:rsid="0051b720" style:font-size-asian="10pt" style:font-size-complex="10pt"/>
    </style:style>
    <style:style style:name="T85" style:family="text">
      <style:text-properties officeooo:rsid="0057b45f"/>
    </style:style>
    <style:style style:name="T86" style:family="text">
      <style:text-properties officeooo:rsid="00594a11"/>
    </style:style>
    <style:style style:name="T87" style:family="text">
      <style:text-properties officeooo:rsid="005b0d50"/>
    </style:style>
    <style:style style:name="T88" style:family="text">
      <style:text-properties officeooo:rsid="005c5e98"/>
    </style:style>
    <style:style style:name="T89" style:family="text">
      <style:text-properties officeooo:rsid="005cc132"/>
    </style:style>
    <style:style style:name="T90" style:family="text">
      <style:text-properties officeooo:rsid="005cd573"/>
    </style:style>
    <style:style style:name="T91" style:family="text">
      <style:text-properties officeooo:rsid="00607311"/>
    </style:style>
    <style:style style:name="T92" style:family="text">
      <style:text-properties officeooo:rsid="006130a4"/>
    </style:style>
    <style:style style:name="T93" style:family="text">
      <style:text-properties officeooo:rsid="00617386"/>
    </style:style>
    <style:style style:name="T94" style:family="text">
      <style:text-properties officeooo:rsid="0061dd1f"/>
    </style:style>
    <style:style style:name="T95" style:family="text">
      <style:text-properties officeooo:rsid="006252b4"/>
    </style:style>
    <style:style style:name="T96" style:family="text">
      <style:text-properties officeooo:rsid="00625b3e"/>
    </style:style>
    <style:style style:name="T97" style:family="text">
      <style:text-properties officeooo:rsid="00644e1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9" text:outline-level="1">Prerequisites</text:h>
      <text:p text:style-name="P6">Earth can’t feed all the inhabitants anymore and everything goes to shit. Life on Mars and Moon is even harder and people there tend to not get very old. Exploration of the outer solar system stagnates because autonomous probes stop sending signals and just disappear. Probably because there are more celestial bodies than expected, probably because there’s something we don’t know yet.</text:p>
      <text:h text:style-name="P9" text:outline-level="1">Songs</text:h>
      <text:list xml:id="list1627820194" text:style-name="L1">
        <text:list-item>
          <text:p text:style-name="P14">Armageddon: Everything on earth goes to shit <text:span text:style-name="T1">because humans are humans </text:span><text:span text:style-name="T59">and the crew tries to escape. </text:span><text:span text:style-name="T63">Sets the mood for what is to come.</text:span></text:p>
        </text:list-item>
        <text:list-item>
          <text:p text:style-name="P14">Agnus: Crew leaving earth in a small cargo ship they souped up with a fusion drive and <text:span text:style-name="T63">some</text:span> weapons. Nothing professional and highly illegal. They need to <text:span text:style-name="T59">escape from</text:span> earth when the government discovers their ship. <text:span text:style-name="T1">Some shoot their way to the ship, others already aboard/</text:span><text:span text:style-name="T59">in the hang</text:span><text:span text:style-name="T63">a</text:span><text:span text:style-name="T59">r</text:span><text:span text:style-name="T1">. Then they need to shoot their way out of earth’s atmosphere. </text:span><text:span text:style-name="T60">Solo/Outro: </text:span><text:span text:style-name="T59">They make their way through and travel calmly out towards the asteroid belt </text:span><text:span text:style-name="T60">and past Mars (which actually happens to just be along the way out in the fall of 2351 yay!</text:span><text:span text:style-name="T59">).</text:span></text:p>
        </text:list-item>
        <text:list-item>
          <text:p text:style-name="P15">Touch: There is another encounter in the asteroid belt. <text:span text:style-name="T46">RT</text:span> goes hard on them because they accidentally have something special on their ship, which they bought unknowingly with one of the modifications, <text:span text:style-name="T59">(</text:span><text:span text:style-name="T46">and for which the RT actually came to earth back then</text:span><text:span text:style-name="T59">)</text:span><text:span text:style-name="T46">. </text:span>They battl<text:span text:style-name="T59">e</text:span> through the asteroid belt. <text:span text:style-name="T46">Not much story line, </text:span><text:span text:style-name="T59">just</text:span><text:span text:style-name="T46"> a lot of action, </text:span><text:span text:style-name="T59">explosions and noise. Ship gets away with severe</text:span><text:span text:style-name="T46"> damage. </text:span><text:span text:style-name="T64">Heroic end sequence.</text:span></text:p>
        </text:list-item>
        <text:list-item>
          <text:p text:style-name="P16"><text:soft-page-break/>Intro: The quiet way from Jupiter out past Pluto. <text:span text:style-name="T52">On the way, Stella </text:span><text:span text:style-name="T58">and Olo </text:span><text:span text:style-name="T52">exchange the drive. </text:span><text:span text:style-name="T61">They pass by Saturn and Uranus and maybe even Neptune, depe</text:span><text:span text:style-name="T64">n</text:span><text:span text:style-name="T61">ding on how long the journey outwards takes (need to do some calculations here).</text:span></text:p>
        </text:list-item>
      </text:list>
      <text:h text:style-name="P10" text:outline-level="1">Evacunation</text:h>
      <text:h text:style-name="P12" text:outline-level="2">Armageddon</text:h>
      <text:p text:style-name="P5">There might still be people around who know what a lawn is, what agriculture is or <text:span text:style-name="T2">farm animals</text:span>. <text:span text:style-name="T2">Or a farm, so to speak of. But those people must be old, probably in their 150s. They do exist. We call them the </text:span><text:span text:style-name="T46">Round Table and all of them are part of earth’s government</text:span><text:span text:style-name="T2">. </text:span><text:span text:style-name="T64">Average life expectancy has reached its peak at about 120 years and this hasn’t changed for a long time. This, of course, is only true for earth. On moon and mars, we talk about seventy to eighty years with large variations depending on sun activity and solar flares.<text:line-break/></text:span><text:span text:style-name="T2">I think we on earth still have the least problems. </text:span><text:span text:style-name="T3">Still everything is going down the gutter. It ha</text:span><text:span text:style-name="T64">ve</text:span><text:span text:style-name="T3"> been some years since we crossed the fifty billion line. Fifty billion people. </text:span><text:span text:style-name="T64">Dear Lord.</text:span><text:span text:style-name="T3"> Fifty billion individuals, all wanting to live, to eat, to make love, to thrive for whatever they </text:span><text:span text:style-name="T64">have stuck on their </text:span><text:span text:style-name="T65">mind</text:span><text:span text:style-name="T3">.<text:line-break/>Where are the idiots who predicted the population would crest around ten billion and then decline again? How did they not see this coming? Each crisis cuts the population by ten percent and then multiplies it tenfold </text:span><text:span text:style-name="T65">in the aftermath</text:span><text:span text:style-name="T3">. The math is easy on that one. Did they think there would be no crises anymore? Were they out of their minds? We are still talking about humans. Greedy, </text:span><text:span text:style-name="T65">greasy</text:span><text:span text:style-name="T3">, hungry bags, </text:span><text:span text:style-name="T65">filled with instincts and shit</text:span><text:span text:style-name="T3">.<text:line-break/>I know, I know, you are not like that. You are a </text:span><text:span text:style-name="T4">good</text:span><text:span text:style-name="T17"> human. You are </text:span><text:span text:style-name="T4">kind</text:span><text:span text:style-name="T17">, you are </text:span><text:span text:style-name="T4">forgiving</text:span><text:span text:style-name="T17"> and </text:span><text:span text:style-name="T4">humble</text:span><text:span text:style-name="T17">. But everyone says that about </text:span><text:soft-page-break/><text:span text:style-name="T17">themselves. And if you ask them, they are all </text:span><text:span text:style-name="T4">honest</text:span><text:span text:style-name="T17">. Except some of them aren’t. But I do believe you. </text:span><text:span text:style-name="T31">I do believe</text:span><text:span text:style-name="T17"> that you </text:span><text:span text:style-name="T31">only </text:span><text:span text:style-name="T17">have the best on your mind. Really. The problem is, while most people are all that, kind, forgiving, blabla, they are also dumb as shit. Now add </text:span><text:span text:style-name="T32">a teaspoon of</text:span><text:span text:style-name="T17"> fear, and they get even dumber. And then, </text:span><text:span text:style-name="T32">on the other side,</text:span><text:span text:style-name="T17"> there are the ones who know how to use that </text:span><text:span text:style-name="T4">against</text:span><text:span text:style-name="T17"> you. </text:span><text:span text:style-name="T18">Because they are </text:span><text:span text:style-name="T5">clever</text:span><text:span text:style-name="T18"> and </text:span><text:span text:style-name="T5">mean</text:span><text:span text:style-name="T18"> </text:span><text:span text:style-name="T32">and </text:span><text:span text:style-name="T10">entitled</text:span><text:span text:style-name="T18">. And somehow, humankind never managed to get rid of those assholes.<text:line-break/>Long story short, here we are, </text:span><text:span text:style-name="T32">fall of</text:span><text:span text:style-name="T18"> 2351. The numbers are still rising and there’s no end in sight.<text:line-break/></text:span><text:span text:style-name="T19">Up until a year ago, </text:span><text:span text:style-name="T32">it all</text:span><text:span text:style-name="T19"> looked as if it might </text:span><text:span text:style-name="T32">still </text:span><text:span text:style-name="T19">work out the end. The food farms </text:span><text:span text:style-name="T20">produced nutritional meals in all the textures and artificial aromas you can imagine. </text:span><text:span text:style-name="T21">The orbit</text:span><text:span text:style-name="T32">al</text:span><text:span text:style-name="T21"> panels transmit all the necessary energy to the surface. Clean water and air is provided by the purification plants and air scrubbers. All part of a big machine with cogs that work together seamlessly. At least that’s what all of us </text:span><text:span text:style-name="T32">know</text:span><text:span text:style-name="T21">. But remember – we are dumb.</text:span><text:span text:style-name="T19"><text:line-break/></text:span><text:span text:style-name="T21">Some maintenance engineers and eco-architects</text:span><text:span text:style-name="T19"> </text:span><text:span text:style-name="T21">have known for quite some time that we </text:span><text:span text:style-name="T32">are</text:span><text:span text:style-name="T19"> a</text:span><text:span text:style-name="T21">pproaching</text:span><text:span text:style-name="T19"> a limit. That everything was on </text:span><text:span text:style-name="T21">ever</text:span><text:span text:style-name="T19"> so thin ice. </text:span><text:span text:style-name="T6">Of course</text:span><text:span text:style-name="T19"> they warned their bosses. And they </text:span><text:span text:style-name="T6">of course</text:span><text:span text:style-name="T19"> warned the officials. And they </text:span><text:span text:style-name="T6">of course</text:span><text:span text:style-name="T19"> tried to conceal it. And why not? What would be the point of informing the general public about the upcoming crisis. What could they do against </text:span><text:span text:style-name="T21">it</text:span><text:span text:style-name="T19">? Stop reproducing? Start being a bit more humble and live on limited resources? Hell no. They would snap into fear-mode and do dumb things like trying to hoard resources and hence </text:span><text:span text:style-name="T32">cause</text:span><text:span text:style-name="T19"> a crisis </text:span><text:span text:style-name="T6">even </text:span><text:span text:style-name="T10">faster</text:span><text:span text:style-name="T19">.<text:line-break/></text:span><text:span text:style-name="T25">There were secret plans </text:span><text:span text:style-name="T30">to</text:span><text:span text:style-name="T25"> reduce the population with different means like forced birth control, fake medication that takes out the elderly or even instigating a civil war and make them </text:span><text:span text:style-name="T32">dumb apes </text:span><text:span text:style-name="T25">kill each other square and fair. But every single one was deemed to be too inhumane to recruit enough personnel to carry them out. There were </text:span><text:span text:style-name="T7">human values</text:span><text:span text:style-name="T25"> after all.</text:span><text:span text:style-name="T19"><text:line-break/></text:span><text:span text:style-name="T21">So everything was kept under the carpet while the thin hope, that </text:span><text:soft-page-break/><text:span text:style-name="T21">new technologies might postpone the inevitable a bit further. The ones who spoke out to the public about the problems were denounced as conspiracy theorists. And after all, </text:span><text:span text:style-name="T32">those poor souls</text:span><text:span text:style-name="T21"> had no plans for keeping shit together either. And for almost two decades, </text:span><text:span text:style-name="T22">it actually worked. Keplan and his team came up with a catalyst that improved the performance of the food farms. Zhexu developed a whole new innovation for air scrubbing, which was implemented within less than one year and increased air quality immensely. But then development seemed to be at a dead end, while population numbers were still on the rise.<text:line-break/></text:span><text:span text:style-name="T23">Everything went pear-shaped when a big purification plant in Toulouse broke down in the scorching summer of 2350. Neighboring cities provided what they could spare. But already being at their limits, it wasn’t enough for Toulouse’s thirsty throats. When things got worse and people </text:span><text:span text:style-name="T32">got</text:span><text:span text:style-name="T23"> desperate, they started drinking sewage. They got sick and </text:span><text:span text:style-name="T32">the </text:span><text:span text:style-name="T23">demand for meds went through the roof. </text:span><text:span text:style-name="T33">And those pills and potions</text:span><text:span text:style-name="T23"> </text:span><text:span text:style-name="T33">enter your</text:span><text:span text:style-name="T23"> body, get transformed, and then leave it. It might sound incredible, but drinking sewage became even unhealthier. People got sick more – and more severe. They started dying. Engineers got sick and started dying and it took even longer to fix the broken purification plant. One of the deceased engineers was head at the Toulouse Southern Food Farm. Things got unorganized there and small errors started to accumulate. Not much later it stopped working. Only for two days, but it was enough for the population to panic. Riots broke out all over the city and </text:span><text:span text:style-name="T33">then </text:span><text:span text:style-name="T23">people panicked even more. It took almost two months until everything was under control again.<text:line-break/>Since then, there wasn’t a month without a crisis. </text:span><text:span text:style-name="T24">And they are </text:span><text:span text:style-name="T33">becoming</text:span><text:span text:style-name="T24"> more and more </text:span><text:span text:style-name="T33">prevalent</text:span><text:span text:style-name="T24">. </text:span><text:span text:style-name="T33">The</text:span><text:span text:style-name="T24"> tension is swelling and </text:span><text:span text:style-name="T33">the world</text:span><text:span text:style-name="T24"> anxiously </text:span><text:span text:style-name="T33">waits </text:span><text:span text:style-name="T24">for the </text:span><text:span text:style-name="T33">b</text:span><text:span text:style-name="T24">ig </text:span><text:span text:style-name="T33">d</text:span><text:span text:style-name="T24">isaster. And if you payed attention, you know what will happen to the population.</text:span><text:span text:style-name="T19"><text:line-break/>It is hard to accept that there are predicaments which can’t be thwarted and will unequivocally escalate.</text:span></text:p>
      <text:p text:style-name="P7"><text:soft-page-break/>Some religious freaks are preparing for Armageddon – ever so slowly realizing that they are right in the middle of it.</text:p>
      <text:h text:style-name="P12" text:outline-level="2">Agnus</text:h>
      <text:p text:style-name="P1">“Fuck, they got us!” <text:span text:style-name="T49">Art’s</text:span> voice in the comm. Hudson and Knudtsen jolt up from their slumber.<text:line-break/>“Come again?”<text:line-break/>“They got us! The government’s got our arses. Ring <text:span text:style-name="T57">the others</text:span>, we gotta leave. NOW!” the connection drops. Hudson and Knudtsen look at each other. They had always known this day would come, like, some day in the future, far down the road. They hadn’t expected it to be today. Or tomorrow. Or within the next year <text:span text:style-name="T55">to be fair</text:span>. <text:span text:style-name="T49">But now is the time to leave earth.</text:span><text:line-break/><text:span text:style-name="T49">Their eyes go big with surprise for a second and at the same time, they grab their comm pads </text:span><text:span text:style-name="T57">and phone up the crew</text:span><text:span text:style-name="T49">. Hudson and Knudtsen have known each other for so long, they don’t </text:span><text:span text:style-name="T66">even</text:span><text:span text:style-name="T49"> need to argue who is calling who. They just </text:span><text:span text:style-name="T55">do</text:span><text:span text:style-name="T49">.<text:line-break/>After half a minute of shouting into their devices, they</text:span><text:span text:style-name="T11"> </text:span><text:span text:style-name="T12">hissing the sails</text:span><text:span text:style-name="T34">, as they use to say. There are no sails, but they got this line from some cheesy old movie and think it sounds </text:span><text:span text:style-name="T12">daft</text:span><text:span text:style-name="T34">.</text:span><text:span text:style-name="T49"><text:line-break/></text:span><text:span text:style-name="T50">Knudtsen has the computers and controls running in less than a minute and the reactor </text:span><text:span text:style-name="T67">enters the starting sequence</text:span><text:span text:style-name="T50">. It </text:span><text:span text:style-name="T53">takes</text:span><text:span text:style-name="T50"> half an hour until the magnetic plasma containment chamber </text:span><text:span text:style-name="T53">is</text:span><text:span text:style-name="T50"> ready. If only they already had </text:span><text:span text:style-name="T67">deployed</text:span><text:span text:style-name="T50"> the new drive </text:span><text:span text:style-name="T56">Mullu and </text:span><text:span text:style-name="T50">Stella had tinkered together, it would have been a matter of minutes.<text:line-break/>“Aye Hud!” he shouts to the pilot getting ready in the cockpit. “Not so fast! Let’s put </text:span><text:span text:style-name="T58">the Mulster D</text:span><text:span text:style-name="T50">rive in the cargo </text:span><text:span text:style-name="T55">bay</text:span><text:span text:style-name="T50">. Maybe we can exchange it </text:span><text:span text:style-name="T55">sometime</text:span><text:span text:style-name="T50"> along the way.”<text:line-break/>“What, like in zero gravity?”<text:line-break/>Knudtsen shrugs. “Stella might find a way.”<text:line-break/></text:span><text:span text:style-name="T51">Hudson nods in response. “Let me just quickly initiate the </text:span><text:span text:style-name="T67">path calculation and ship diagnosis</text:span><text:span text:style-name="T51">.”</text:span></text:p>
      <text:p text:style-name="P2"><text:soft-page-break/>At the other end of the city, Arthur Threadbare enters his Volocopter and flies strai<text:span text:style-name="T52">gh</text:span>t through the shabby garage door, <text:span text:style-name="T53">smashing it into a thousand tiny splinters</text:span>. He won’t <text:span text:style-name="T53">be needing</text:span> it anymore. Getting to the hangar will take him at least twenty minutes. <text:span text:style-name="T52">That’s fine because the fusion reactor takes at least half an hour to warm up. Or cool down, rather, to enable the superconductors to work properly and create the </text:span><text:span text:style-name="T68">strong</text:span><text:span text:style-name="T52"> magnetic field, </text:span><text:span text:style-name="T68">that is necessary to hold the plasma in place</text:span><text:span text:style-name="T52">.<text:line-break/>If only they had installed the new </text:span><text:span text:style-name="T58">Mulster Drive </text:span><text:span text:style-name="T52">already, then everything would have been way faster. And now they would have to leave it on earth. Arthur hopes that the old reactor still does the job. They only tested it once </text:span><text:span text:style-name="T54">and not very thoroughly</text:span><text:span text:style-name="T52">.<text:line-break/>The ship had already been thirty years old when he bought it. And </text:span><text:span text:style-name="T54">since then</text:span><text:span text:style-name="T52"> fifteen years </text:span><text:span text:style-name="T54">have passed by</text:span><text:span text:style-name="T52">. But he took good care of it and Stella </text:span><text:span text:style-name="T68">has </text:span><text:span text:style-name="T52">installed some nice extras, so it should do the job just fine. </text:span><text:span text:style-name="T68">If anything broke, they might still be able to fix it on the way out.</text:span><text:line-break/><text:span text:style-name="T54">Halfway there, he wonders how everything is going surprisingly smooth, as something hits the Volo hard and sirens start blaring at an almost deafening volume. And now he also can see them motherfuckers on his radar. S</text:span><text:span text:style-name="T68">eems</text:span><text:span text:style-name="T54"> they already updated the stealth tech on their Volos. </text:span><text:span text:style-name="T8">I will need a new radar when I return.</text:span><text:span text:style-name="T26"> Not that he plans to return to earth in the near future </text:span><text:span text:style-name="T35">anyways</text:span><text:span text:style-name="T26">.<text:line-break/>Tearing at the joystick, he tries to keep his Volo from pinwheeling towards the ground and </text:span><text:span text:style-name="T35">barely</text:span><text:span text:style-name="T26"> manages </text:span><text:span text:style-name="T35">to do </text:span><text:span text:style-name="T26">so.<text:line-break/>“</text:span><text:span text:style-name="T35">You are being tracked, Threadbare</text:span><text:span text:style-name="T26">. Give up now and we can talk this through!” The voice comes from his speakers. That’s bad. Like, really bad. Rushing around another corner, he types in the exit sequence and the vehicle starts </text:span><text:span text:style-name="T27">tumbling towards the surface. Art clings to the controls, small beads of sweat on his forehead, as the concrete </text:span><text:span text:style-name="T28">draws</text:span><text:span text:style-name="T27"> close.</text:span></text:p>
      <text:p text:style-name="P3"><text:span text:style-name="T56">As they rush into the </text:span><text:span text:style-name="T57">depot</text:span><text:span text:style-name="T56">, Hudson and Knudtsen are greeted by Mullu, who seems to have just woken up. </text:span><text:span text:style-name="T57">She yawns and pats her tabby-cat’s head.</text:span><text:span text:style-name="T56"><text:line-break/></text:span><text:soft-page-break/><text:span text:style-name="T56">“Hey guys what’s up? Sounds like you are starting the engines. </text:span><text:span text:style-name="T69">Doing tests again?</text:span><text:span text:style-name="T56">” </text:span><text:span text:style-name="T69">She mumbles with bleary eyes.</text:span><text:span text:style-name="T56"><text:line-break/>“Yea, </text:span><text:span text:style-name="T69">no,</text:span><text:span text:style-name="T56"> seems the government found out. Gotta go. Can you help us carry the drive?”<text:line-break/>“Oh shoot. Do you know how it happened?”<text:line-break/>“Nope. Ain’t nobody got time for that”<text:line-break/>The three of them take the sheet </text:span><text:span text:style-name="T69">cover</text:span><text:span text:style-name="T56"> from the engine and </text:span><text:span text:style-name="T69">hoist</text:span><text:span text:style-name="T56"> it on the trolley. </text:span><text:span text:style-name="T69">Under heavy breathing and many curses</text:span><text:span text:style-name="T56">, they manage to hitch it to the ship. Luckily the cargo bay is at ground level, so they don’t have to hoist that unwieldy bulk up somewhere.<text:line-break/>Mullu looks as if she had some tears in her eyes. “Ah guys, I loved working on that </text:span><text:span text:style-name="T69">beast</text:span><text:span text:style-name="T56">. If you treat it badly, I will know and I’ll come for you.” </text:span><text:span text:style-name="T62">She lifts </text:span><text:span text:style-name="T69">her</text:span><text:span text:style-name="T62"> index finger in a threatening manner and </text:span><text:span text:style-name="T69">t</text:span><text:span text:style-name="T56">hey just grin back at her. </text:span><text:span text:style-name="T62">S</text:span><text:span text:style-name="T57">he knows t</text:span><text:span text:style-name="T62">hat t</text:span><text:span text:style-name="T57">hey will take care of her baby.<text:line-break/>Just as the</text:span><text:span text:style-name="T62">y</text:span><text:span text:style-name="T57"> maneuver the drive into the cargo bay and strap it down. Olo and Chris enter.<text:line-break/>“You sure we should take that heavy thing with us?” Olo asks. “You know back in my days, nobody would have dared to install such a monster. It’s going to kill one of us.” </text:span><text:span text:style-name="T62">And with </text:span><text:span text:style-name="T9">one of us</text:span><text:span text:style-name="T29"> he’s </text:span><text:span text:style-name="T36">probably </text:span><text:span text:style-name="T29">referring to himself.</text:span><text:span text:style-name="T57"><text:line-break/></text:span><text:span text:style-name="T58">He might be right, </text:span><text:span text:style-name="T62">though</text:span><text:span text:style-name="T58">. The trust created by the Mulster Drive could be enough to lay waste on their bodies. </text:span><text:span text:style-name="T62">Especially the older ones. But nobody really expects to blast it up to the full twenty g it can do. And after all, they aren’t really sure they can deploy the drive with just the tooling they have aboard.<text:line-break/>“</text:span><text:span text:style-name="T69">You didn’t forget to load some beer, didn’t </text:span><text:span text:style-name="T70">you?”</text:span></text:p>
      <text:p text:style-name="P4"><text:span text:style-name="T71">Rushing towards Findhorn station, Stella sees a well-known Volocopter, gushing fire and tumbling towards the ground, leaving a trace of black smoke behind. He immediately activates his </text:span><text:span text:style-name="T13">cloak</text:span><text:span text:style-name="T71"> and phones Art.<text:line-break/>To his huge relief, the call is answered. “What is it? I’m kind of busy not getting killed.”<text:line-break/>“You still in this thing?”<text:line-break/></text:span><text:soft-page-break/><text:span text:style-name="T71">“No I took the emergency. I’m heading </text:span><text:span text:style-name="T72">for</text:span><text:span text:style-name="T71"> Findhorn </text:span><text:span text:style-name="T95">Station.</text:span><text:span text:style-name="T71">”<text:line-break/>“</text:span><text:span text:style-name="T73">Meet me at the western entrance, I got my cloak </text:span><text:span text:style-name="T74">with me</text:span><text:span text:style-name="T73">.”<text:line-break/>His </text:span><text:span text:style-name="T14">cloak</text:span><text:span text:style-name="T37"> is a small device, that emits electromagnetic wave just in the right way to trick recognition software around you into thinking you aren’t human, but something undefined object that happens to be moving. </text:span><text:span text:style-name="T38">Most camera sensors react to electromagnetic waves outside the visible spectrum, This weak point can be used to trick the software without any human noticing it. Though it can turn into a bad experience when a cop stands right in front of you and their HUD tells them that you aren’t a person. Try talking yourself out of that.<text:line-break/>Art and Stella take the Met 7 towards Munchyrn station. In lowered voices, they exchange speculations on how </text:span><text:span text:style-name="T39">the government found out about their ship, but it could be anything.<text:line-break/>“We’re lucky it took so long, after all”<text:line-break/>“Yea, you don’t just buy weaponry without anyone noticing some day. Maybe they caught Finch and he sang them a song. Still, Ken is trying to find out what happened.”<text:line-break/>Ken, officially known as Kendra Carapace, is a school buddy of Arthur who happens to work at the police department. She is also the one who gave Arthur the hint to disappear “as fucking soon as possible”.</text:span></text:p>
      <text:p text:style-name="P4"><text:span text:style-name="T39">“Everyone made it?” Arthur shouts to nobody in particular as he dashes into the hangar, Stella trailing behind him.<text:line-break/>“They are all in the ship except for Miya. She’s missing.” Mullu informs him, trying to suppress her excitement.<text:line-break/>“Damn what is it with her? She lives right next door!”<text:line-break/>“Sorry cap, had to pack some important things.”, a voice comes from the back door. “Medical stuff, you know? We might need it. And I couldn’t leave </text:span><text:span text:style-name="T40">Gilbert.”<text:line-break/>“You are late because of a PLANT?”<text:line-break/>“</text:span><text:span text:style-name="T41">Trust me, this might be very important some day!”<text:line-break/>Arthur shakes his head but ushers her into the </text:span><text:span text:style-name="T43">hatch</text:span><text:span text:style-name="T41"> through which Stella just disappeared.<text:line-break/></text:span><text:soft-page-break/><text:span text:style-name="T41">“</text:span><text:span text:style-name="T42">Guess it’s time to say goodbye then.” he turns towards Mullu and hugs her briefly.<text:line-break/>“Bye boss.”<text:line-break/>“Oh don’t give me that.”<text:line-break/>From outside the hangar a loud voice booms “Leave the building immediately and no harm will be done. We know you are in there, Threadbare!”<text:line-break/>Art and Mullu look at each other.<text:line-break/>“Sorry, you can’t stay here. They will shoot you.” and she knows he is right. They run towards the ship, Arthur already on his com. “Are we ready to take off.”<text:line-break/>“Ready as can be boss.” Hudson reports.<text:line-break/>When he reaches the </text:span><text:span text:style-name="T43">hatch, Arts finger finds the button to close the door immediately. He thought, Mullu was right behind him, but now realizes that she has run towards to depot instead of the ship.<text:line-break/>“We need to leave now!”<text:line-break/>“I’m coming!”<text:line-break/>“I can’t believe hit.” he mumbles when he sees Mullu dash out of the depot, carrying a tabby-cat like a toddler.<text:line-break/>“I can’t just leave him here!” she mutters.<text:line-break/>At the same time she enters the ship, Art pushes the button and screams “GO!” into the com. The heavy steel door hisses and moves into place, where it locks with a loud thud.<text:line-break/>“</text:span><text:span text:style-name="T44">Roger!” and just as he manages to latch himself onto a chair, the high g forces hit him. The roaring drive pushes the heavy thing through the roof. Quiet clonks tell him that they are being shoot with guns, but there is now way they can penetrate any part of the ship.<text:line-break/></text:span><text:span text:style-name="T15"><text:line-break/></text:span><text:span text:style-name="T16">Good thing the moon is on the other side of earth </text:span><text:span text:style-name="T45">is Arthur Threadbare’s last thought before he passes out. The moon is part of earth’s defense system. If it was on their way out tonight, they would be in trouble.</text:span></text:p>
      <text:p text:style-name="P8"><text:span text:style-name="T81">When he comes to again, the ship is doing wild maneuvers and he </text:span><text:soft-page-break/><text:span text:style-name="T81">can hear Hudson and Greg screaming commands over the com. Mullu has passed out next to him, Spot still on her lap. “Status report.” he requests.<text:line-break/>“Went on a solid five g burn, now leaving the atmosphere. Olo has passed out. Had to slow down </text:span><text:span text:style-name="T83">halfway through the exosphere </text:span><text:span text:style-name="T81">to dodge some of the torpedoes. </text:span><text:span text:style-name="T83">Now effectively burning on two g.</text:span><text:span text:style-name="T81">” </text:span><text:span text:style-name="T82">Hudson’s </text:span><text:span text:style-name="T81">signal ceases as the ship does a hard right twist. “Sorry boss. </text:span><text:span text:style-name="T82">Took a few minor blows.</text:span><text:span text:style-name="T81"> </text:span><text:span text:style-name="T83">Those assholes</text:span><text:span text:style-name="T81"> are serious about ending us. </text:span><text:span text:style-name="T82">Any idea why</text:span><text:span text:style-name="T81">?”<text:line-break/>“</text:span><text:span text:style-name="T82">Nope, I expected them to just give up when we shot out of the hangar. They are out of their minds.” </text:span><text:span text:style-name="T83">It’s true. Of course it is illicit for a civilian to own an armed ship. But the effort they are taking to get them is just ridiculous. There have been other occasions where illegal armed ships were discovered. Standard procedure was to confiscate them and fine the no longer owner with huge amounts, in order to make sure they could never buy a ship again.<text:line-break/>Some, however, had been lucky and got away, asking for shelter on Mars. While Mars and Earth are officially allies, Mars would never turn on of those refugees in. Everybody knew that there was a seething conflict that might turn into a war any day. And Mars would be quit</text:span><text:span text:style-name="T84">e</text:span><text:span text:style-name="T83"> stupid to hand armed ships back over to earth.</text:span><text:span text:style-name="T75"><text:line-break/>“</text:span><text:span text:style-name="T76">We are almost through. Once we leave the exosphere, we should be safe and the ship can dodge whatever they might send after us.”<text:line-break/></text:span><text:span text:style-name="T77">That’s when they are heavily hit in the rear end, giving them a momentum that makes them trundle. Mul</text:span><text:span text:style-name="T78">l</text:span><text:span text:style-name="T77">u wakes up, eyes wide, and clutches Spot, who remains surprisingly calm.<text:line-break/>“</text:span><text:span text:style-name="T78">Hold on everyone!” That’s Hudson over the com. Two seconds later, the spinning stops and they are pressed into their seats again. “Woohoo! </text:span><text:span text:style-name="T80">E</text:span><text:span text:style-name="T78">at that motherfuckers!”<text:line-break/>Mullu rolls her eyes. But they finally did it and nothing can stop them now.<text:line-break/>“They sent some warheads after us, but we can dodge most of them and defuse the remaining to.”, </text:span><text:span text:style-name="T79">Greg</text:span><text:span text:style-name="T78"> informs the crew.<text:line-break/>“Defuse? What are you..”, before Mullu can finish her question, the </text:span><text:soft-page-break/><text:span text:style-name="T78">loud rattle of the rail gun tells them what he means with defusing. The good old way. Art summons the rear camera on a screen and they can see two explosions growing faint in the distance.<text:line-break/>“I’ll put us on a gentle one g burn. Gonna pass by Mars in thirty hours. </text:span><text:span text:style-name="T79">Where are we going, by the way?”, Hudson asks the questions everyone had on their mind.<text:line-break/>“Away.”</text:span></text:p>
      <text:h text:style-name="P11" text:outline-level="2">Touch</text:h>
      <text:p text:style-name="P17"><text:span text:style-name="T47">“Shoot, that</text:span> one was close!” <text:span text:style-name="T48">Greg laughs. His fingers rush over the console, pushing buttons and switches so fast that he can’t be consciously thinking about it, while his eyes dart from screen to screen, skimming the displays </text:span><text:span text:style-name="T49">to absorb all </text:span><text:span text:style-name="T85">the </text:span><text:span text:style-name="T49">necessary input. He isn’t human anymore, but has become one with the machine, transforming input into output. Small beads of sweat emerge from his forehead, but he has no time to wipe them away.<text:line-break/></text:span><text:span text:style-name="T85">When they entered the outskirts of the asteroid belt, the mining machines suddenly started hauling rocks at them. Large rocks. Fast ones.<text:line-break/></text:span><text:span text:style-name="T86">Mullu had insisted that they take a long brake, so they wouldn’t crash into any small object in the asteroid belt. At such a high velocity, even a pebble could </text:span><text:span text:style-name="T88">rip a big hole into</text:span><text:span text:style-name="T86"> their ship. </text:span><text:span text:style-name="T87">And now they aren’t confronted with some small pebbles coming their way by accident, but by </text:span><text:span text:style-name="T88">precisely </text:span><text:span text:style-name="T87">targeted mountains.<text:line-break/>“</text:span><text:span text:style-name="T88">Greg, report!” Arthur demands.<text:line-break/>“No hits so far, but we are just in the outskirts of the belt. When we dive in deeper, we have to expect that there are more miners and hence more artillery. I recommend leaving the ecliptic on a high burn. It will cost us some time, but we are further away from the miners and can dodge them better.”<text:line-break/>“Bad idea.”, that’s Miya speaking. “Our last high g burn was less than three days ago. If we do one again, </text:span><text:span text:style-name="T89">there might be casualties.”</text:span><text:span text:style-name="T88"><text:line-break/>“I side with you, doc”, says </text:span><text:span text:style-name="T89">Olo</text:span><text:span text:style-name="T88">. “The skirmish </text:span><text:span text:style-name="T89">when</text:span><text:span text:style-name="T88"> we left earth </text:span><text:soft-page-break/><text:span text:style-name="T88">together with the burn damaged our ship. It really isn’t designed to endure such high forces. </text:span><text:span text:style-name="T89">A</text:span><text:span text:style-name="T88">nd Stella hasn’t had time yet to fix all the little wounds we have. I advise </text:span><text:span text:style-name="T89">against any </text:span><text:span text:style-name="T88">high g burn </text:span><text:span text:style-name="T89">before we are finished with the repairs and some reinforcement of the hull and the reactor room</text:span><text:span text:style-name="T88">.”<text:line-break/>“I can attest to that.”, comes Stella. “</text:span><text:span text:style-name="T89">Even with our one g brake, some parts in the hull were already close to their limit. One point five might still work, but I’d better not try.”</text:span><text:span text:style-name="T88"><text:line-break/>Arthur scratches </text:span><text:span text:style-name="T89">his gray crew cut. “What are your suggestions?”<text:line-break/>“Full dive battle time!”, yells Hank with blatant joy.<text:line-break/>“Okay okay, only the grownups now, if you please.”<text:line-break/>“</text:span><text:span text:style-name="T90">Seriously, full dive battle time. Hear me out.”, Mullu says before Art can interrupt her. “If we leave the belt, the miners can go after us. We are easily outnumbered by them. But if we go right through, we might have at least some cover along the way. Our biggest advantage is, that we know, where all the miners are.”<text:line-break/>That’s true. Being in constant conversation with earth means that the miners have to send signals all the time. They were never meant to perform stealth attacks.<text:line-break/>“Knudtsen might even be able to compute a path where we have the lowest risk of being attacked.”<text:line-break/>“Already on it I am.”, he replies.<text:line-break/>“Not happy with it, but it’s the best we have.”, Art gives in. “Do we have an estimation how long the passage will take?”<text:line-break/>“</text:span><text:span text:style-name="T91">If we don’t accelerate at all, that’s a good week. We are very slow now. Let’s do a nice one g burn, then this is done in half a day. </text:span><text:span text:style-name="T92">Maybe a little more, depending on how many detours we need to take. Cap.”<text:line-break/>Hudson chimes in “Going at one g would also give me more possibilities to dodge the rocks.”<text:line-break/>Only Mullu is worried. “Guys I don’t know. I mean objects are rather distant here, but I don’t feel good going faster in this area.”<text:line-break/>“Don’t worry, the risk of collision is below ten percent, even if we accelerated with three g.”, Knudtsen laughs, reassuring her. “I did the </text:span><text:soft-page-break/><text:span text:style-name="T92">numbers while we were on the way here.”<text:line-break/>“Then it is decided. Hudson, GO!” Art shouts the last word </text:span><text:span text:style-name="T93">as he is thrown back by the acceleration</text:span><text:span text:style-name="T92">.</text:span></text:p>
      <text:p text:style-name="P19">It is a wild ride through the belt, but everything seems to be working out quite fine. Hudson, Knudtsen <text:span text:style-name="T97">and Greg </text:span>work perfectly together. While one calculates the optimal path, the other makes the necessary adjustments to avoid the few boulders that come from unexpected angles or with unexpected velocities <text:span text:style-name="T97">and the third one shoots the projectiles that can’t be evaded in order to minimize ship damage</text:span>.<text:line-break/>The whole crew is in their seats by now, being churned in their straps. It didn’t take Spot long to find his way to Mullus lap. Whenever Hudson has to veer harshly, he mewls <text:span text:style-name="T94">resentfully. </text:span><text:span text:style-name="T95">Thanks to the undamaged sensor array, they can locate all the miners in plain sight and through reflections even some that are hidden. Some of them slip the scanners and that’s were the unexpected boulders usually come from.<text:line-break/>They have made it half way through when the first one hits them from <text:s/>the side. The current trajectory doesn’t allow to evade all the rocks, so the solution to the predicament is to get hit by the one that does the least damage.<text:line-break/>“</text:span><text:span text:style-name="T96">Hull is damaged, machinery leaks air. Piping </text:span><text:span text:style-name="T95">all remaining air </text:span><text:span text:style-name="T96">to the tanks</text:span><text:span text:style-name="T95">. </text:span><text:span text:style-name="T96">Some tools might be affected. Life systems seem unharmed.”, reports Olo.<text:line-break/>Hudson chimes in “Velocity approaching four hundred kms, belt is already getting less dense. Half of the way done. Four hours to go.”<text:line-break/>All of them look exhausted. They are at their limits. While they had some time to rest since they escaped earth, they are all under high tension since entering the belt. Hudson, Knudtsen </text:span><text:span text:style-name="T97">and Greg</text:span><text:span text:style-name="T96"> are high on amphetamine cocktails to keep their senses focused and the reactions as quick as humanely possible. They will need a long time of recreation when they get out of this. If they get out of this.<text:line-break/>The rest </text:span><text:span text:style-name="T97">of the crew is in the galley, looking tired and anxious, </text:span><text:soft-page-break/><text:span text:style-name="T97">receiving constant updates from the cockpit.<text:line-break/>“I’ll go fix the leak.” Stella already starts to unbuckle himself.<text:line-break/>“Are you out of your mind? Buckle up! That’s an order.” Art’s words are sharp. “That can wait until we reach calmer waters. If you go down there now, the turns and twists are going to kill you.”<text:line-break/>When Stella is in his straps again, Art adds soothingly “I get you. We are all worked up. But if we lose our minds, we are going to make mistakes. And if we make mistakes now, we will go down.”</text:span></text:p>
      <text:h text:style-name="P13" text:outline-level="2">Intro</text:h>
      <text:p text:style-name="P18">Reeinforcing the ship’s hull on the way outskirt. <text:span text:style-name="T90">Hank could help here</text:span></text:p>
      <text:p text:style-name="P18">Replacing the old drive with the Mulster</text:p>
      <text:p text:style-name="P18">Heading out towards Oort with 1 g burn above the ecliptic</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lr-tb"/>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2.1256in" style:type="center"/>
          <style:tab-stop style:position="4.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2.1256in" style:type="center"/>
          <style:tab-stop style:position="4.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8299in" fo:page-height="8.270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office:automatic-styles>
  <office:master-styles>
    <style:master-page style:name="Standard" style:page-layout-name="Mpm1">
      <style:footer>
        <text:p text:style-name="Footer"><text:page-number text:select-page="current">14</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4-03-28T15:02:09.855000000</dc:date>
    <meta:editing-duration>PT7H3M37S</meta:editing-duration>
    <meta:editing-cycles>51</meta:editing-cycles>
    <meta:generator>LibreOffice/7.1.6.2$Windows_X86_64 LibreOffice_project/0e133318fcee89abacd6a7d077e292f1145735c3</meta:generator>
    <meta:document-statistic meta:table-count="0" meta:image-count="0" meta:object-count="0" meta:page-count="14" meta:paragraph-count="26" meta:word-count="4453" meta:character-count="24725" meta:non-whitespace-character-count="20297"/>
  </office:meta>
</office:document-meta>
</file>